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</text:p>
      <text:h text:style-name="Heading_20_2" text:outline-level="2">并发相关</text:h>
      <text:list xml:id="list124480911" text:style-name="L1">
        <text:list-item>
          <text:p text:style-name="P2">算法基础 -- 大并发相关/基础题目/100题</text:p>
        </text:list-item>
        <text:list-item>
          <text:p text:style-name="P2">云计算相关 -- 经典算法</text:p>
        </text:list-item>
      </text:list>
      <text:h text:style-name="Heading_20_2" text:outline-level="2">网络相关</text:h>
      <text:list xml:id="list1932447073" text:style-name="L2">
        <text:list-item>
          <text:p text:style-name="P3">unp阅读 – 第一卷</text:p>
        </text:list-item>
        <text:list-item>
          <text:p text:style-name="P3">实践 -- 第三卷</text:p>
        </text:list-item>
      </text:list>
      <text:h text:style-name="Heading_20_2" text:outline-level="2">数据库</text:h>
      <text:list xml:id="list1049288721" text:style-name="L3">
        <text:list-item>
          <text:p text:style-name="P4">基础 – sql相关(del)</text:p>
        </text:list-item>
        <text:list-item>
          <text:p text:style-name="P4">nosql -- redis/mangdb/leveldb源码</text:p>
        </text:list-item>
      </text:list>
      <text:h text:style-name="Heading_20_2" text:outline-level="2">云计算</text:h>
      <text:list xml:id="list229982063" text:style-name="L4">
        <text:list-item>
          <text:p text:style-name="P5">运维工具 – puppet(del)</text:p>
        </text:list-item>
        <text:list-item>
          <text:p text:style-name="P5">nosql – 实践测试</text:p>
        </text:list-item>
        <text:list-item>
          <text:p text:style-name="P5">hadoop相关 -- 源码及使用</text:p>
        </text:list-item>
      </text:list>
      <text:h text:style-name="Heading_20_2" text:outline-level="2">语言</text:h>
      <text:list xml:id="list1033300125" text:style-name="L5">
        <text:list-item>
          <text:p text:style-name="P6">java – mina/<text:span text:style-name="T1">hadoop</text:span></text:p>
        </text:list-item>
        <text:list-item>
          <text:p text:style-name="P6">python -- twisted/实践</text:p>
        </text:list-item>
      </text:list>
      <text:h text:style-name="Heading_20_2" text:outline-level="2">其他</text:h>
      <text:list xml:id="list645199339" text:style-name="L6">
        <text:list-item>
          <text:p text:style-name="P7">english – study</text:p>
        </text:list-item>
      </text:list>
      <text:p text:style-name="Text_20_body"/>
      <text:p text:style-name="Text_20_body"/>
      <text:p text:style-name="Text_20_body"/>
      <text:h text:style-name="Heading_20_2" text:outline-level="2">方向</text:h>
      <text:p text:style-name="Text_20_body">数据挖掘</text:p>
      <text:p text:style-name="Text_20_body"><text:soft-page-break/>书籍列表：</text:p>
      <text:p text:style-name="Text_20_body">数据挖掘：概念与技术：<text:a xlink:type="simple" xlink:href="http://product.dangdang.com/product.aspx?product_id=22634705">http://product.dangdang.com/product.aspx?product_id=22634705</text:a></text:p>
      <text:p text:style-name="Text_20_body">数据挖掘：实用机器学习工具与技术：<text:a xlink:type="simple" xlink:href="http://product.dangdang.com/product.aspx?product_id=22633889">http://product.dangdang.com/product.aspx?product_id=22633889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d </meta:initial-creator>
    <meta:creation-date>2012-04-11T18:15:27</meta:creation-date>
    <dc:date>2012-04-23T10:54:20</dc:date>
    <dc:creator>cd </dc:creator>
    <meta:editing-duration>P1DT1H49M30S</meta:editing-duration>
    <meta:editing-cycles>3</meta:editing-cycles>
    <meta:generator>LibreOffice/3.4$Unix LibreOffice_project/340m1$Build-502</meta:generator>
    <meta:document-statistic meta:table-count="0" meta:image-count="0" meta:object-count="0" meta:page-count="2" meta:paragraph-count="24" meta:word-count="100" meta:character-count="402" meta:non-whitespace-character-count="417"/>
  </office:meta>
</office:document-meta>
</file>